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3ff1" officeooo:paragraph-rsid="00053ff1"/>
    </style:style>
    <style:style style:name="P2" style:family="paragraph" style:parent-style-name="Standard">
      <style:text-properties style:text-position="0% 100%" officeooo:rsid="00053ff1" officeooo:paragraph-rsid="00053f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.3 </text:p>
      <text:p text:style-name="P1">Input: Sample.txt file given</text:p>
      <text:p text:style-name="P1"/>
      <text:p text:style-name="P1">Output:</text:p>
      <text:p text:style-name="P2"/>
      <text:p text:style-name="P1">File read successfully</text:p>
      <text:p text:style-name="P1">ECOS setup successful. Solving now...</text:p>
      <text:p text:style-name="P1">OPTIMAL (within feastol=1.9e-14, reltol=1.1e-08, abstol=3.7e-09).</text:p>
      <text:p text:style-name="P1">Runtime: 0.000148 seconds.</text:p>
      <text:p text:style-name="P1"/>
      <text:p text:style-name="P1">Status returned by solver: 0</text:p>
      <text:p text:style-name="P1">x1: -6.12349e-09</text:p>
      <text:p text:style-name="P1">x2: 0.404954</text:p>
      <text:p text:style-name="P1">x3: 0.4351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6:17:30.969390427</meta:creation-date>
    <dc:date>2017-03-31T16:18:46.170164563</dc:date>
    <meta:editing-duration>PT1M17S</meta:editing-duration>
    <meta:editing-cycles>1</meta:editing-cycles>
    <meta:document-statistic meta:table-count="0" meta:image-count="0" meta:object-count="0" meta:page-count="1" meta:paragraph-count="11" meta:word-count="33" meta:character-count="257" meta:non-whitespace-character-count="234"/>
    <meta:generator>LibreOffice/5.1.6.2$Linux_X86_64 LibreOffice_project/10m0$Build-2</meta:generator>
  </office:meta>
</office:document-meta>
</file>